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0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Sockets.D3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Sockets.F2">
          <table:error-message table:message-type="stop" table:display="true"/>
        </table:content-validation>
        <table:content-validation table:name="val6" table:base-cell-address="Sockets.G2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0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number-columns-repeated="2"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7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J2:Channels.J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8" office:value-type="string" calcext:value-type="string">
            <text:p>-</text:p>
          </table:table-cell>
          <table:table-cell table:style-name="ce9" table:content-validation-name="val9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4" office:value-type="string" calcext:value-type="string">
            <text:p>Mono Group</text:p>
          </table:table-cell>
          <table:table-cell table:style-name="ce34" office:value-type="string" calcext:value-type="string">
            <text:p>Group Name</text:p>
          </table:table-cell>
          <table:table-cell table:style-name="ce34" office:value-type="string" calcext:value-type="string">
            <text:p>Group Color</text:p>
          </table:table-cell>
          <table:table-cell table:style-name="ce27" table:number-columns-repeated="2"/>
          <table:table-cell table:style-name="ce34" office:value-type="string" calcext:value-type="string">
            <text:p>Stereo Group</text:p>
          </table:table-cell>
          <table:table-cell table:style-name="ce34" office:value-type="string" calcext:value-type="string">
            <text:p>StGroup Name</text:p>
          </table:table-cell>
          <table:table-cell table:style-name="ce34" office:value-type="string" calcext:value-type="string">
            <text:p>StGroup Color</text:p>
          </table:table-cell>
          <table:table-cell table:style-name="ce27" table:number-columns-repeated="2"/>
          <table:table-cell table:style-name="ce36" office:value-type="string" calcext:value-type="string">
            <text:p>Mono Matrix</text:p>
          </table:table-cell>
          <table:table-cell table:style-name="ce36" office:value-type="string" calcext:value-type="string">
            <text:p>Matrix Name</text:p>
          </table:table-cell>
          <table:table-cell table:style-name="ce36" office:value-type="string" calcext:value-type="string">
            <text:p>Matrix Color</text:p>
          </table:table-cell>
          <table:table-cell table:style-name="ce27" table:number-columns-repeated="2"/>
          <table:table-cell table:style-name="ce36" office:value-type="string" calcext:value-type="string">
            <text:p>Stereo Matrix</text:p>
          </table:table-cell>
          <table:table-cell table:style-name="ce36" office:value-type="string" calcext:value-type="string">
            <text:p>StMatrix Name</text:p>
          </table:table-cell>
          <table:table-cell table:style-name="ce36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40" office:value-type="string" calcext:value-type="string">
            <text:p>FX Return</text:p>
          </table:table-cell>
          <table:table-cell table:style-name="ce40" office:value-type="string" calcext:value-type="string">
            <text:p>FX Return Name</text:p>
          </table:table-cell>
          <table:table-cell table:style-name="ce40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5" table:formula="of:=IF([.P2]&lt;&gt;CONCATENATE(&quot;Grp&quot;;[.O2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5" table:formula="of:=IF([.P3]&lt;&gt;CONCATENATE(&quot;Grp&quot;;[.O3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5" table:formula="of:=IF([.P4]&lt;&gt;CONCATENATE(&quot;Grp&quot;;[.O4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35" table:formula="of:=IF([.P5]&lt;&gt;CONCATENATE(&quot;Grp&quot;;[.O5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35" table:formula="of:=IF([.P6]&lt;&gt;CONCATENATE(&quot;Grp&quot;;[.O6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35" table:formula="of:=IF([.P7]&lt;&gt;CONCATENATE(&quot;Grp&quot;;[.O7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35" table:formula="of:=IF([.P8]&lt;&gt;CONCATENATE(&quot;Grp&quot;;[.O8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35" table:formula="of:=IF([.P9]&lt;&gt;CONCATENATE(&quot;Grp&quot;;[.O9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5" table:formula="of:=IF([.P10]&lt;&gt;CONCATENATE(&quot;Grp&quot;;[.O10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-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35" table:formula="of:=IF([.P11]&lt;&gt;CONCATENATE(&quot;Grp&quot;;[.O11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/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/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/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/>
          <table:table-cell table:style-name="ce35" table:formula="of:=IF([.P12]&lt;&gt;CONCATENATE(&quot;Grp&quot;;[.O12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/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/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/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/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/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3]&lt;&gt;CONCATENATE(&quot;Grp&quot;;[.O13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39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4]&lt;&gt;CONCATENATE(&quot;Grp&quot;;[.O14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39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5]&lt;&gt;CONCATENATE(&quot;Grp&quot;;[.O15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39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6]&lt;&gt;CONCATENATE(&quot;Grp&quot;;[.O16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39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7]&lt;&gt;CONCATENATE(&quot;Grp&quot;;[.O17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39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39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8]&lt;&gt;CONCATENATE(&quot;Grp&quot;;[.O18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19]&lt;&gt;CONCATENATE(&quot;Grp&quot;;[.O19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0]&lt;&gt;CONCATENATE(&quot;Grp&quot;;[.O20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1]&lt;&gt;CONCATENATE(&quot;Grp&quot;;[.O21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2]&lt;&gt;CONCATENATE(&quot;Grp&quot;;[.O22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3]&lt;&gt;CONCATENATE(&quot;Grp&quot;;[.O23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4]&lt;&gt;CONCATENATE(&quot;Grp&quot;;[.O24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5]&lt;&gt;CONCATENATE(&quot;Grp&quot;;[.O25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6]&lt;&gt;CONCATENATE(&quot;Grp&quot;;[.O26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7]&lt;&gt;CONCATENATE(&quot;Grp&quot;;[.O27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8]&lt;&gt;CONCATENATE(&quot;Grp&quot;;[.O28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29]&lt;&gt;CONCATENATE(&quot;Grp&quot;;[.O29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0]&lt;&gt;CONCATENATE(&quot;Grp&quot;;[.O30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1]&lt;&gt;CONCATENATE(&quot;Grp&quot;;[.O31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2]&lt;&gt;CONCATENATE(&quot;Grp&quot;;[.O32]);1;0)" office:value-type="float" office:value="0" calcext:value-type="float">
            <text:p>0</text:p>
          </table:table-cell>
          <table:table-cell table:style-name="ce35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3]&lt;&gt;CONCATENATE(&quot;Grp&quot;;[.O33]);1;0)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33" table:content-validation-name="val10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7" table:content-validation-name="val10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4]&lt;&gt;CONCATENATE(&quot;Grp&quot;;[.O34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8" table:content-validation-name="val1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5]&lt;&gt;CONCATENATE(&quot;Grp&quot;;[.O35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6]&lt;&gt;CONCATENATE(&quot;Grp&quot;;[.O36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7]&lt;&gt;CONCATENATE(&quot;Grp&quot;;[.O37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8]&lt;&gt;CONCATENATE(&quot;Grp&quot;;[.O38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39]&lt;&gt;CONCATENATE(&quot;Grp&quot;;[.O39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0]&lt;&gt;CONCATENATE(&quot;Grp&quot;;[.O40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1]&lt;&gt;CONCATENATE(&quot;Grp&quot;;[.O41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2]&lt;&gt;CONCATENATE(&quot;Grp&quot;;[.O42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3]&lt;&gt;CONCATENATE(&quot;Grp&quot;;[.O43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4]&lt;&gt;CONCATENATE(&quot;Grp&quot;;[.O44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5]&lt;&gt;CONCATENATE(&quot;Grp&quot;;[.O45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6]&lt;&gt;CONCATENATE(&quot;Grp&quot;;[.O46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7]&lt;&gt;CONCATENATE(&quot;Grp&quot;;[.O47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8]&lt;&gt;CONCATENATE(&quot;Grp&quot;;[.O48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49]&lt;&gt;CONCATENATE(&quot;Grp&quot;;[.O49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0]&lt;&gt;CONCATENATE(&quot;Grp&quot;;[.O50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1]&lt;&gt;CONCATENATE(&quot;Grp&quot;;[.O51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2]&lt;&gt;CONCATENATE(&quot;Grp&quot;;[.O52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3]&lt;&gt;CONCATENATE(&quot;Grp&quot;;[.O53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4]&lt;&gt;CONCATENATE(&quot;Grp&quot;;[.O54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5]&lt;&gt;CONCATENATE(&quot;Grp&quot;;[.O55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6]&lt;&gt;CONCATENATE(&quot;Grp&quot;;[.O56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7]&lt;&gt;CONCATENATE(&quot;Grp&quot;;[.O57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8]&lt;&gt;CONCATENATE(&quot;Grp&quot;;[.O58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59]&lt;&gt;CONCATENATE(&quot;Grp&quot;;[.O59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60]&lt;&gt;CONCATENATE(&quot;Grp&quot;;[.O60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61]&lt;&gt;CONCATENATE(&quot;Grp&quot;;[.O61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62]&lt;&gt;CONCATENATE(&quot;Grp&quot;;[.O62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style-name="ce35" table:formula="of:=IF([.P63]&lt;&gt;CONCATENATE(&quot;Grp&quot;;[.O63]);1;0)" office:value-type="float" office:value="0" calcext:value-type="float">
            <text:p>0</text:p>
          </table:table-cell>
          <table:table-cell table:style-name="ce35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3" table:content-validation-name="val10"/>
          <table:table-cell table:number-columns-repeated="8"/>
          <table:table-cell table:style-name="ce30"/>
          <table:table-cell table:style-name="ce33" table:content-validation-name="val10"/>
          <table:table-cell table:number-columns-repeated="9"/>
          <table:table-cell table:style-name="ce33" table:content-validation-name="val10"/>
          <table:table-cell table:number-columns-repeated="20"/>
        </table:table-row>
        <table:table-row table:style-name="ro2">
          <table:table-cell table:number-columns-repeated="6"/>
          <table:table-cell table:style-name="ce33" table:content-validation-name="val10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3" table:content-validation-name="val10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0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G3:Groups.G65 Groups.L3:Groups.L33 Groups.Q3:Groups.Q65 Groups.V3:Groups.V33 Groups.AA3:Groups.AA65 Groups.AF3:Groups.AF33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6" table:default-cell-style-name="ce43"/>
        <table:table-column table:style-name="co26" table:number-columns-repeated="2" table:default-cell-style-name="ce47"/>
        <table:table-column table:style-name="co26" table:number-columns-repeated="3" table:default-cell-style-name="Default"/>
        <table:table-row table:style-name="ro2">
          <table:table-cell table:style-name="ce41"/>
          <table:table-cell table:style-name="ce46" office:value-type="string" calcext:value-type="string">
            <text:p>Mono</text:p>
          </table:table-cell>
          <table:table-cell table:style-name="ce46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4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5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8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0T13:30:13.668573454</dc:date>
    <meta:editing-cycles>254</meta:editing-cycles>
    <meta:editing-duration>PT20H58M44S</meta:editing-duration>
    <meta:generator>LibreOffice/7.4.2.3$MacOSX_X86_64 LibreOffice_project/382eef1f22670f7f4118c8c2dd222ec7ad009daf</meta:generator>
    <meta:document-statistic meta:table-count="5" meta:cell-count="6710" meta:object-count="0"/>
    <meta:user-defined meta:name="AppVersion">15.0000</meta:user-defined>
  </office:meta>
</office:document-meta>
</file>